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.32" calcext:value-type="float">
            <text:p>66.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63" calcext:value-type="float">
            <text:p>63</text:p>
          </table:table-cell>
          <table:table-cell table:formula="of:=[.B8]-[.E8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1" calcext:value-type="float">
            <text:p>221</text:p>
          </table:table-cell>
          <table:table-cell table:formula="of:=[.B14]-[.E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7" calcext:value-type="float">
            <text:p>97</text:p>
          </table:table-cell>
          <table:table-cell table:formula="of:=[.B18]-[.E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9" calcext:value-type="float">
            <text:p>329</text:p>
          </table:table-cell>
          <table:table-cell table:formula="of:=[.B25]-[.E25]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9.03" calcext:value-type="float">
            <text:p>79.03</text:p>
          </table:table-cell>
          <table:table-cell table:formula="of:=SUM([.B2:.B27])" office:value-type="float" office:value="3686" calcext:value-type="float">
            <text:p>3686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913" calcext:value-type="float">
            <text:p>2913</text:p>
          </table:table-cell>
          <table:table-cell table:formula="of:=[.B29]-[.E29]" office:value-type="float" office:value="773" calcext:value-type="float">
            <text:p>773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2:27:11.08626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5T15:25:17.814441961</dc:date>
    <dc:creator>Brent Seidel</dc:creator>
    <meta:editing-duration>P2DT8H49M45S</meta:editing-duration>
    <meta:editing-cycles>15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